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0000000CA3868BB884BF6C5A7.png" manifest:media-type="image/png"/>
  <manifest:file-entry manifest:full-path="Pictures/10000201000002F0000000CAE61859775C4CD744.png" manifest:media-type="image/png"/>
  <manifest:file-entry manifest:full-path="Pictures/10000201000002F0000000CA98C98145F4702545.png" manifest:media-type="image/png"/>
  <manifest:file-entry manifest:full-path="Pictures/10000201000002F0000000CA1AE6C440328C6D4F.png" manifest:media-type="image/png"/>
  <manifest:file-entry manifest:full-path="Pictures/10000201000002F0000000CAD8EF7B53144E1ACB.png" manifest:media-type="image/png"/>
  <manifest:file-entry manifest:full-path="Pictures/10000201000002F0000000CA78971F7E2BBA912C.png" manifest:media-type="image/png"/>
  <manifest:file-entry manifest:full-path="Pictures/10000201000002F0000000CA0F84CAC456B20A4C.png" manifest:media-type="image/png"/>
  <manifest:file-entry manifest:full-path="Pictures/10000201000002F0000000CA6FF358A2B9C111D3.png" manifest:media-type="image/png"/>
  <manifest:file-entry manifest:full-path="Pictures/10000201000002F0000000CAE84E83040B8CABAB.png" manifest:media-type="image/png"/>
  <manifest:file-entry manifest:full-path="Pictures/10000201000002F0000000CA16BFBB3B36099034.png" manifest:media-type="image/png"/>
  <manifest:file-entry manifest:full-path="Pictures/10000201000002F0000000CA56EEEFF4792738DE.png" manifest:media-type="image/png"/>
  <manifest:file-entry manifest:full-path="Pictures/10000201000002F0000000CAB8F303AF0FA93AC0.png" manifest:media-type="image/png"/>
  <manifest:file-entry manifest:full-path="Pictures/10000201000002F0000000CA9F5BB6E88C5A1ED7.png" manifest:media-type="image/png"/>
  <manifest:file-entry manifest:full-path="Pictures/10000201000002F0000000CA0E3E1866BD21968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us Std" svg:font-family="'Opus Std'" style:font-pitch="variable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b9c1c" officeooo:paragraph-rsid="000b9c1c"/>
    </style:style>
    <style:style style:name="P2" style:family="paragraph" style:parent-style-name="Subtitle">
      <style:text-properties officeooo:paragraph-rsid="0011897b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" officeooo:rsid="000b9c1c" officeooo:paragraph-rsid="000b9c1c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6pt" officeooo:rsid="001e86c9" officeooo:paragraph-rsid="0011897b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officeooo:rsid="0012444d" officeooo:paragraph-rsid="0011897b"/>
    </style:style>
    <style:style style:name="P6" style:family="paragraph" style:parent-style-name="Text_20_body">
      <style:paragraph-properties fo:text-align="end" style:justify-single-word="false"/>
      <style:text-properties officeooo:rsid="0012444d" officeooo:paragraph-rsid="0011897b"/>
    </style:style>
    <style:style style:name="P7" style:family="paragraph" style:parent-style-name="Text_20_body">
      <style:text-properties officeooo:paragraph-rsid="0011897b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b9c1c" officeooo:paragraph-rsid="000b9c1c"/>
    </style:style>
    <style:style style:name="P9" style:family="paragraph" style:parent-style-name="Heading_20_1">
      <style:paragraph-properties fo:text-align="center" style:justify-single-word="false"/>
      <style:text-properties style:font-name="Verdana" fo:font-size="32pt" fo:font-weight="normal" officeooo:paragraph-rsid="0011897b" style:font-size-asian="32pt" style:font-weight-asian="normal" style:font-size-complex="32pt" style:font-weight-complex="normal"/>
    </style:style>
    <style:style style:name="T1" style:family="text">
      <style:text-properties fo:font-size="10pt" officeooo:rsid="0012444d" style:font-size-asian="10pt" style:font-size-complex="10pt"/>
    </style:style>
    <style:style style:name="T2" style:family="text">
      <style:text-properties officeooo:rsid="0011897b"/>
    </style:style>
    <style:style style:name="T3" style:family="text">
      <style:text-properties style:text-position="20% 100%" style:font-name="Opus Std" officeooo:rsid="001189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lavko Zagorac</text:p>
      <text:p text:style-name="P6"/>
      <text:p text:style-name="P6"/>
      <text:h text:style-name="P9" text:outline-level="1"/>
      <text:h text:style-name="P9" text:outline-level="1"/>
      <text:h text:style-name="P9" text:outline-level="1">Ukodus</text:h>
      <text:p text:style-name="P2"><text:span text:style-name="T1"><text:line-break/></text:span><text:span text:style-name="T2">B</text:span><text:span text:style-name="T3">b</text:span><text:span text:style-name="T2"> Clarinet</text:span></text:p>
      <text:p text:style-name="P7"/>
      <text:p text:style-name="P4">(For Information Only)</text:p>
      <text:p text:style-name="P3"/>
      <text:p text:style-name="P1"><draw:frame draw:style-name="fr1" draw:name="Image2" text:anchor-type="paragraph" svg:x="-0.676cm" svg:y="5.263cm" svg:width="19.181cm" svg:height="5.152cm" draw:z-index="0"><draw:image xlink:href="Pictures/10000201000002F0000000CA0E3E1866BD219683.png" xlink:type="simple" xlink:show="embed" xlink:actuate="onLoad"/></draw:frame><draw:frame draw:style-name="fr1" draw:name="Image3" text:anchor-type="paragraph" svg:x="-0.716cm" svg:y="10.414cm" svg:width="19.203cm" svg:height="5.158cm" draw:z-index="1"><draw:image xlink:href="Pictures/10000201000002F0000000CA0F84CAC456B20A4C.png" xlink:type="simple" xlink:show="embed" xlink:actuate="onLoad"/></draw:frame><draw:frame draw:style-name="fr1" draw:name="Image4" text:anchor-type="paragraph" svg:x="-0.7cm" svg:y="15.57cm" svg:width="19.108cm" svg:height="5.133cm" draw:z-index="2"><draw:image xlink:href="Pictures/10000201000002F0000000CA9F5BB6E88C5A1ED7.png" xlink:type="simple" xlink:show="embed" xlink:actuate="onLoad"/></draw:frame><draw:frame draw:style-name="fr1" draw:name="Image1" text:anchor-type="paragraph" svg:x="-0.7cm" svg:y="0.101cm" svg:width="19.225cm" svg:height="5.165cm" draw:z-index="3"><draw:image xlink:href="Pictures/10000201000002F0000000CA98C98145F4702545.png" xlink:type="simple" xlink:show="embed" xlink:actuate="onLoad"/></draw:frame><draw:frame draw:style-name="fr1" draw:name="Image5" text:anchor-type="paragraph" svg:x="-0.7cm" svg:y="20.701cm" svg:width="19.071cm" svg:height="5.122cm" draw:z-index="4"><draw:image xlink:href="Pictures/10000201000002F0000000CA16BFBB3B3609903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-0.633cm" svg:y="0cm" svg:width="18.964cm" svg:height="5.094cm" draw:z-index="13"><draw:image xlink:href="Pictures/10000201000002F0000000CAB8F303AF0FA93AC0.png" xlink:type="simple" xlink:show="embed" xlink:actuate="onLoad"/></draw:frame><draw:frame draw:style-name="fr1" draw:name="Image7" text:anchor-type="paragraph" svg:x="-0.624cm" svg:y="5.323cm" svg:width="18.971cm" svg:height="5.096cm" draw:z-index="5"><draw:image xlink:href="Pictures/10000201000002F0000000CA6FF358A2B9C111D3.png" xlink:type="simple" xlink:show="embed" xlink:actuate="onLoad"/></draw:frame><draw:frame draw:style-name="fr1" draw:name="Image8" text:anchor-type="paragraph" svg:x="-0.584cm" svg:y="10.597cm" svg:width="18.937cm" svg:height="5.087cm" draw:z-index="6"><draw:image xlink:href="Pictures/10000201000002F0000000CA56EEEFF4792738DE.png" xlink:type="simple" xlink:show="embed" xlink:actuate="onLoad"/></draw:frame><draw:frame draw:style-name="fr1" draw:name="Image9" text:anchor-type="paragraph" svg:x="-0.598cm" svg:y="15.774cm" svg:width="18.888cm" svg:height="5.073cm" draw:z-index="7"><draw:image xlink:href="Pictures/10000201000002F0000000CA78971F7E2BBA912C.png" xlink:type="simple" xlink:show="embed" xlink:actuate="onLoad"/></draw:frame><draw:frame draw:style-name="fr1" draw:name="Image10" text:anchor-type="paragraph" svg:x="-0.621cm" svg:y="20.974cm" svg:width="18.891cm" svg:height="5.075cm" draw:z-index="8"><draw:image xlink:href="Pictures/10000201000002F0000000CA1AE6C440328C6D4F.png" xlink:type="simple" xlink:show="embed" xlink:actuate="onLoad"/></draw:frame><text:soft-page-break/></text:p>
      <text:p text:style-name="P1"/>
      <text:p text:style-name="P1"/>
      <text:p text:style-name="P1"><text:soft-page-break/></text:p>
      <text:p text:style-name="P1"><draw:frame draw:style-name="fr1" draw:name="Image11" text:anchor-type="paragraph" svg:x="-0.349cm" svg:y="0cm" svg:width="18.628cm" svg:height="5.004cm" draw:z-index="9"><draw:image xlink:href="Pictures/10000201000002F0000000CAE61859775C4CD744.png" xlink:type="simple" xlink:show="embed" xlink:actuate="onLoad"/></draw:frame><draw:frame draw:style-name="fr1" draw:name="Image12" text:anchor-type="paragraph" svg:x="-0.291cm" svg:y="5.186cm" svg:width="18.498cm" svg:height="4.969cm" draw:z-index="10"><draw:image xlink:href="Pictures/10000201000002F0000000CAE84E83040B8CABAB.png" xlink:type="simple" xlink:show="embed" xlink:actuate="onLoad"/></draw:frame><draw:frame draw:style-name="fr1" draw:name="Image13" text:anchor-type="paragraph" svg:x="-0.291cm" svg:y="10.428cm" svg:width="18.59cm" svg:height="4.994cm" draw:z-index="11"><draw:image xlink:href="Pictures/10000201000002F0000000CA3868BB884BF6C5A7.png" xlink:type="simple" xlink:show="embed" xlink:actuate="onLoad"/></draw:frame><draw:frame draw:style-name="fr1" draw:name="Image14" text:anchor-type="paragraph" svg:x="-0.263cm" svg:y="15.614cm" svg:width="18.57cm" svg:height="4.988cm" draw:z-index="12"><draw:image xlink:href="Pictures/10000201000002F0000000CAD8EF7B53144E1A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us Std" svg:font-family="'Opus Std'" style:font-pitch="variable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vko Zagorac</meta:initial-creator>
    <meta:creation-date>2017-03-09T08:50:22.317232000</meta:creation-date>
    <dc:date>2018-09-25T09:12:51.910384147</dc:date>
    <dc:creator>Slavko Zagorac</dc:creator>
    <meta:editing-duration>PT26M28S</meta:editing-duration>
    <meta:editing-cycles>7</meta:editing-cycles>
    <meta:generator>LibreOffice/5.3.7.2$MacOSX_X86_64 LibreOffice_project/6b8ed514a9f8b44d37a1b96673cbbdd077e24059</meta:generator>
    <meta:document-statistic meta:table-count="0" meta:image-count="14" meta:object-count="0" meta:page-count="4" meta:paragraph-count="4" meta:word-count="8" meta:character-count="54" meta:non-whitespace-character-count="49"/>
  </office:meta>
</office:document-meta>
</file>